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5cm" fo:min-width="2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.8cm" svg:x="5.3cm" svg:y="6.9cm">
          <text:p text:style-name="P1"><text:span text:style-name="T1">Shahi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8cm" svg:x="10.1cm" svg:y="6.7cm">
          <text:p text:style-name="P1"><text:span text:style-name="T1">Custom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8cm" svg:x="0.4cm" svg:y="6.9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8cm" svg:x="5.4cm" svg:y="1.3cm">
          <text:p text:style-name="P1"><text:span text:style-name="T1">Cover Desig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8cm" svg:x="5.2cm" svg:y="12.9cm">
          <text:p text:style-name="P1"><text:span text:style-name="T1">Spreadshee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cm" svg:y1="8.4cm" svg:x2="10cm" svg:y2="8.4cm">
          <text:p/>
        </draw:line>
        <draw:line draw:style-name="gr2" draw:text-style-name="P1" draw:layer="layout" svg:x1="6.8cm" svg:y1="9.7cm" svg:x2="6.8cm" svg:y2="12.9cm">
          <text:p/>
        </draw:line>
        <draw:line draw:style-name="gr2" draw:text-style-name="P1" draw:layer="layout" svg:x1="5.3cm" svg:y1="8.4cm" svg:x2="3.8cm" svg:y2="8.4cm">
          <text:p/>
        </draw:line>
        <draw:line draw:style-name="gr2" draw:text-style-name="P1" draw:layer="layout" svg:x1="6.9cm" svg:y1="6.9cm" svg:x2="6.9cm" svg:y2="4.1cm">
          <text:p/>
        </draw:line>
        <draw:line draw:style-name="gr2" draw:text-style-name="P1" draw:layer="layout" svg:x1="11.5cm" svg:y1="9.5cm" svg:x2="8.5cm" svg:y2="12.9cm">
          <text:p/>
        </draw:line>
        <draw:frame draw:style-name="gr3" draw:text-style-name="P3" draw:layer="layout" svg:width="1.188cm" svg:height="1.229cm" svg:x="8.9cm" svg:y="7.6cm">
          <draw:text-box draw:corner-radius="0.1cm">
            <text:p><text:span text:style-name="T1">has</text:span></text:p>
          </draw:text-box>
        </draw:frame>
        <draw:frame draw:style-name="gr4" draw:text-style-name="P3" draw:layer="layout" svg:width="4cm" svg:height="2.641cm" svg:x="9.9cm" svg:y="11.2cm">
          <draw:text-box>
            <text:p><text:span text:style-name="T1">Are held in a</text:span></text:p>
          </draw:text-box>
        </draw:frame>
        <draw:frame draw:style-name="gr5" draw:text-style-name="P3" draw:layer="layout" svg:width="1.6cm" svg:height="1.685cm" svg:x="6.8cm" svg:y="10.671cm">
          <draw:text-box>
            <text:p><text:span text:style-name="T1">Uses a</text:span></text:p>
          </draw:text-box>
        </draw:frame>
        <draw:frame draw:style-name="gr6" draw:text-style-name="P3" draw:layer="layout" svg:width="2.188cm" svg:height="2.163cm" svg:x="6.812cm" svg:y="5.3cm">
          <draw:text-box>
            <text:p><text:span text:style-name="T1">Works with</text:span></text:p>
          </draw:text-box>
        </draw:frame>
        <draw:frame draw:style-name="gr6" draw:text-style-name="P3" draw:layer="layout" svg:width="2.188cm" svg:height="2.163cm" svg:x="3.7cm" svg:y="7.3cm">
          <draw:text-box>
            <text:p><text:span text:style-name="T1">Works wi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6:34:48.984000000</meta:creation-date>
    <dc:date>2014-10-23T16:43:47.085000000</dc:date>
    <meta:editing-duration>PT8M10S</meta:editing-duration>
    <meta:editing-cycles>2</meta:editing-cycles>
    <meta:generator>LibreOffice/4.3.2.2$Windows_x86 LibreOffice_project/edfb5295ba211bd31ad47d0bad0118690f76407d</meta:generator>
    <meta:document-statistic meta:object-count="15"/>
  </office:meta>
</office:document-meta>
</file>